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74560d5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74560d5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8" style:family="paragraph" style:parent-style-name="Standard" style:master-page-name="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page-number="auto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9100a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8b3a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74f8754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74560d5" style:font-weight-asian="normal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e01f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50293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4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76760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806c1d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e397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8259de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1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5f536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42798" officeooo:paragraph-rsid="07611b8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5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8f9ad6" officeooo:paragraph-rsid="07dd38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6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8b3a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93df9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af94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b83e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ac3b1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7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8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d6fef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b3a35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93df9a" officeooo:paragraph-rsid="07c89fc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b3a354" officeooo:paragraph-rsid="07d8f8c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1e9ad0" officeooo:paragraph-rsid="082051c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270cf1" officeooo:paragraph-rsid="08270cf1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326326" officeooo:paragraph-rsid="0832632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8337bae" officeooo:paragraph-rsid="08337bae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10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8" style:family="paragraph" style:parent-style-name="Standard" style:list-style-name="L11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rsid="07442798" officeooo:paragraph-rsid="07450348" fo:background-color="transparent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59" style:family="paragraph" style:parent-style-name="Standard" style:list-style-name="L8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d8f8c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 style:list-style-name="L9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7b3a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 style:list-style-name="L10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837cb38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2" style:family="paragraph" style:parent-style-name="Standard" style:list-style-name="L10">
      <loext:graphic-properties draw:fill="none"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ackground-color="transparent" style:writing-mode="lr-tb"/>
      <style:text-properties style:font-name="Times New Roman" fo:font-size="12pt" fo:language="uk" fo:country="UA" fo:font-weight="normal" officeooo:paragraph-rsid="0837cb38" style:font-size-asian="12pt" style:font-weight-asian="normal" style:font-size-complex="12pt" style:font-weight-complex="bold" fo:hyphenate="true" fo:hyphenation-remain-char-count="2" fo:hyphenation-push-char-count="2" loext:hyphenation-no-caps="false"/>
    </style:style>
    <style:style style:name="P63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64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5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6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7442798" officeooo:paragraph-rsid="07442798" fo:background-color="transparent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9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80aee4f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fo:background-color="#ffffff" loext:char-shading-value="0" style:font-weight-asian="bold"/>
    </style:style>
    <style:style style:name="T5" style:family="text">
      <style:text-properties fo:language="uk" fo:country="UA" fo:font-weight="bold" style:font-weight-asian="bold" style:font-weight-complex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font-weight="bold" officeooo:rsid="074284d9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officeooo:rsid="0012bbd1"/>
    </style:style>
    <style:style style:name="T11" style:family="text">
      <style:text-properties fo:font-size="12pt" fo:language="uk" fo:country="UA" fo:font-weight="normal" officeooo:rsid="073eec8c" fo:background-color="transparent" loext:char-shading-value="0" style:font-size-asian="12pt" style:font-weight-asian="normal" style:font-size-complex="12pt" style:font-weight-complex="bold"/>
    </style:style>
    <style:style style:name="T12" style:family="text">
      <style:text-properties style:font-name="Times New Roman" fo:font-size="12pt" fo:language="uk" fo:country="UA" fo:font-weight="normal" officeooo:rsid="07442798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anguage="uk" fo:country="UA" fo:font-weight="normal" officeooo:rsid="07442798" fo:background-color="transparent" loext:char-shading-value="0" style:font-size-asian="12pt" style:font-weight-asian="normal" style:font-size-complex="12pt" style:font-weight-complex="bold"/>
    </style:style>
    <style:style style:name="T14" style:family="text">
      <style:text-properties style:font-name="Times New Roman" fo:font-size="12pt" fo:language="uk" fo:country="UA" fo:font-weight="normal" officeooo:rsid="080bd439" fo:background-color="transparent" loext:char-shading-value="0" style:font-size-asian="12pt" style:font-weight-asian="normal" style:font-size-complex="12pt" style:font-weight-complex="bold"/>
    </style:style>
    <style:style style:name="T15" style:family="text">
      <style:text-properties style:font-size-asian="12pt"/>
    </style:style>
    <style:style style:name="T16" style:family="text">
      <style:text-properties style:font-size-asian="12pt" style:font-weight-complex="bold"/>
    </style:style>
    <style:style style:name="T17" style:family="text">
      <style:text-properties officeooo:rsid="073eec8c" style:font-size-asian="12pt" style:font-weight-complex="bold"/>
    </style:style>
    <style:style style:name="T18" style:family="text">
      <style:text-properties officeooo:rsid="073eec8c" style:font-size-asian="12pt" style:font-weight-complex="bold"/>
    </style:style>
    <style:style style:name="T19" style:family="text">
      <style:text-properties officeooo:rsid="07eae6dc" style:font-size-asian="12pt" style:font-weight-complex="bold"/>
    </style:style>
    <style:style style:name="T20" style:family="text">
      <style:text-properties officeooo:rsid="080380ba" style:font-size-asian="12pt" style:font-weight-complex="bold"/>
    </style:style>
    <style:style style:name="T21" style:family="text">
      <style:text-properties officeooo:rsid="080441f9" style:font-size-asian="12pt" style:font-weight-complex="bold"/>
    </style:style>
    <style:style style:name="T22" style:family="text">
      <style:text-properties officeooo:rsid="081f73a8" style:font-size-asian="12pt" style:font-weight-complex="bold"/>
    </style:style>
    <style:style style:name="T23" style:family="text">
      <style:text-properties officeooo:rsid="081f73a8" style:font-size-asian="12pt" style:font-weight-complex="bold"/>
    </style:style>
    <style:style style:name="T24" style:family="text">
      <style:text-properties officeooo:rsid="08213611" style:font-size-asian="12pt" style:font-weight-complex="bold"/>
    </style:style>
    <style:style style:name="T25" style:family="text">
      <style:text-properties officeooo:rsid="08213611" style:font-size-asian="12pt" style:font-weight-complex="bold"/>
    </style:style>
    <style:style style:name="T26" style:family="text">
      <style:text-properties officeooo:rsid="082fe58c" style:font-size-asian="12pt" style:font-weight-complex="bold"/>
    </style:style>
    <style:style style:name="T27" style:family="text">
      <style:text-properties officeooo:rsid="08345e20" style:font-size-asian="12pt" style:font-weight-complex="bold"/>
    </style:style>
    <style:style style:name="T28" style:family="text">
      <style:text-properties style:font-size-asian="12pt" style:font-weight-complex="bold"/>
    </style:style>
    <style:style style:name="T29" style:family="text">
      <style:text-properties officeooo:rsid="07634019" style:font-size-asian="12pt"/>
    </style:style>
    <style:style style:name="T30" style:family="text">
      <style:text-properties officeooo:rsid="080c8884" style:font-size-asian="12pt"/>
    </style:style>
    <style:style style:name="T31" style:family="text">
      <style:text-properties officeooo:rsid="080cdde5" style:font-size-asian="12pt"/>
    </style:style>
    <style:style style:name="T32" style:family="text">
      <style:text-properties officeooo:rsid="08110e5f" style:font-size-asian="12pt"/>
    </style:style>
    <style:style style:name="T33" style:family="text">
      <style:text-properties officeooo:rsid="07442798"/>
    </style:style>
    <style:style style:name="T34" style:family="text">
      <style:text-properties officeooo:rsid="0793df9a" fo:background-color="transparent" loext:char-shading-value="0"/>
    </style:style>
    <style:style style:name="T35" style:family="text">
      <style:text-properties officeooo:rsid="07b3a354" fo:background-color="transparent" loext:char-shading-value="0"/>
    </style:style>
    <style:style style:name="T36" style:family="text">
      <style:text-properties officeooo:rsid="07bb3c05" fo:background-color="transparent" loext:char-shading-value="0"/>
    </style:style>
    <style:style style:name="T37" style:family="text">
      <style:text-properties officeooo:rsid="07d26587" fo:background-color="transparent" loext:char-shading-value="0"/>
    </style:style>
    <style:style style:name="T38" style:family="text">
      <style:text-properties officeooo:rsid="07d27b45" fo:background-color="transparent" loext:char-shading-value="0"/>
    </style:style>
    <style:style style:name="T39" style:family="text">
      <style:text-properties officeooo:rsid="07442798" fo:background-color="transparent" loext:char-shading-value="0"/>
    </style:style>
    <style:style style:name="T40" style:family="text">
      <style:text-properties officeooo:rsid="078b5719"/>
    </style:style>
    <style:style style:name="T41" style:family="text">
      <style:text-properties officeooo:rsid="07e005bd"/>
    </style:style>
    <style:style style:name="T42" style:family="text">
      <style:text-properties officeooo:rsid="07e42e01"/>
    </style:style>
    <style:style style:name="T4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906in" draw:visible-area-height="1.9906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Лабораторна робота №</text:span><text:span text:style-name="T8">8</text:span></text:p>
      <text:p text:style-name="P15"><text:span text:style-name="T7"><text:line-break/></text:span><text:span text:style-name="T3">з дисципліни «Організація комп’ютерних мереж</text:span><text:span text:style-name="T9">»</text:span></text:p>
      <text:p text:style-name="P26"/>
      <text:p text:style-name="P16"><text:span text:style-name="T4">на тему: </text:span><text:span text:style-name="T6">«Адміністрування комп’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0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1">Дніпро, 202</text:span><text:span text:style-name="T2">2</text:span></text:p>
      <text:p text:style-name="P2"><text:span text:style-name="T5">Тема. </text:span><text:span text:style-name="T11">Адміністрування комп’ютерної мережі.</text:span></text:p>
      <text:p text:style-name="P11">Мета.</text:p>
      <text:list xml:id="list1944555801" text:style-name="L1">
        <text:list-item>
          <text:p text:style-name="P28">Ознайомитись з основними обов’язками і можливостями адміністратора мережі (на прикладі Windows NT Server).</text:p>
        </text:list-item>
        <text:list-item>
          <text:p text:style-name="P28">Отримати практичні навички щодо дозволу і заборони сумісного використання каталогу.</text:p>
        </text:list-item>
        <text:list-item>
          <text:p text:style-name="P28">Отримати практичні навички створення і видалення облікового запису користувача.</text:p>
        </text:list-item>
        <text:list-item>
          <text:p text:style-name="P28">Ознайомитися з можливостями управління продуктивністю мережі.</text:p>
        </text:list-item>
      </text:list>
      <text:p text:style-name="P11">Порядок виконання роботи.</text:p>
      <text:list xml:id="list1162017013" text:style-name="L2">
        <text:list-item>
          <text:p text:style-name="P29">Ознайомтесь з основними обов’язками і можливостями адміністратора мережі (на прикладі Windows NT Server).</text:p>
        </text:list-item>
        <text:list-item>
          <text:p text:style-name="P29">Передайте каталог у сумісне використання (Lab_adm1).</text:p>
        </text:list-item>
        <text:list-item>
          <text:p text:style-name="P29">Скасуйте сумісне використання каталогу.</text:p>
        </text:list-item>
        <text:list-item>
          <text:p text:style-name="P29">Управління обліковими записами користувачів (створити та видалити обліковий запис) (Lab_adm2).</text:p>
        </text:list-item>
        <text:list-item>
          <text:p text:style-name="P29">Управління групами користувачів (створити та видалити групу) (Lab_adm3).</text:p>
        </text:list-item>
        <text:list-item>
          <text:p text:style-name="P29">Управління продуктивністю мережі (Lab_adm4).</text:p>
        </text:list-item>
      </text:list>
      <text:p text:style-name="P23"><text:s/></text:p>
      <text:p text:style-name="P24"/>
      <text:p text:style-name="P25">Короткий опис команд для організації управління сумісним використанням</text:p>
      <text:p text:style-name="P24">каталогу, обліковими записами користувачів і групами користувачів</text:p>
      <text:p text:style-name="P17">Щоб забезпечити сумісне використання каталогу:</text:p>
      <text:list xml:id="list2724154175" text:style-name="L3">
        <text:list-item>
          <text:p text:style-name="P30">виділіть його в меню Disk,</text:p>
        </text:list-item>
        <text:list-item>
          <text:p text:style-name="P30">виберіть команду Share As… – <text:span text:style-name="T40">р</text:span>озкриється діалогове вікно New Share <text:span text:style-name="T42">з </text:span>параметр<text:span text:style-name="T42">ами</text:span>:</text:p>
        </text:list-item>
      </text:list>
      <text:list xml:id="list2509545638" text:style-name="L4">
        <text:list-item>
          <text:list>
            <text:list-item>
              <text:p text:style-name="P31">Share Name – ім’я, під яким каталог буде видно мережевому користувачеві.</text:p>
            </text:list-item>
            <text:list-item>
              <text:p text:style-name="P31">Path – шлях і ім’я каталогу.</text:p>
            </text:list-item>
            <text:list-item>
              <text:p text:style-name="P31">Comment – коментар.</text:p>
            </text:list-item>
            <text:list-item>
              <text:p text:style-name="P31">User Limit – максимальна кількість користувачів, які можуть одночасно підключитися.</text:p>
            </text:list-item>
            <text:list-item>
              <text:p text:style-name="P32">Permissions – права доступу.</text:p>
            </text:list-item>
          </text:list>
        </text:list-item>
      </text:list>
      <text:p text:style-name="P20">Щоб відмінити сумісне використання каталогу:</text:p>
      <text:list xml:id="list1344437186" text:style-name="L5">
        <text:list-item>
          <text:p text:style-name="P33">виділіть його в меню Disk,</text:p>
        </text:list-item>
        <text:list-item>
          <text:p text:style-name="P33">виберіть команду Stop Sharing,</text:p>
        </text:list-item>
        <text:list-item>
          <text:p text:style-name="P41"><text:span text:style-name="T41">натисніть</text:span><text:span text:style-name="T33"> кнопку OK.</text:span></text:p>
        </text:list-item>
      </text:list>
      <text:p text:style-name="P19"/>
      <text:p text:style-name="P21">Щоб створити новий обліковий запис:</text:p>
      <text:list xml:id="list3675020017" text:style-name="L6">
        <text:list-item>
          <text:p text:style-name="P42">Двічі клацніть значок Administrative Tools.</text:p>
        </text:list-item>
      </text:list>
      <text:list xml:id="list1030545095" text:style-name="L7">
        <text:list-item>
          <text:p text:style-name="P43">У групі Administrative Tools двічі клацніть значок User Manager for Domains.</text:p>
        </text:list-item>
        <text:list-item>
          <text:p text:style-name="P43">Клацніть команду New User. Відчиниться діалогове вікно New User.</text:p>
          <text:list>
            <text:list-item>
              <text:p text:style-name="P44">Username – ідентифікує обліковий запис користувача. Ім’я користувача не повинно співпадати з іменем іншого користувача, групи домена адміністрування або комп’ютера. Воно може вміщувати до 20 будь-яких символів довільного регістра, окрім наступних: ', ", /, :; \, |, =, +, *, ?, &lt;, &gt;.</text:p>
            </text:list-item>
            <text:list-item>
              <text:p text:style-name="P45">Full Name – повне ім’я.</text:p>
            </text:list-item>
            <text:list-item>
              <text:p text:style-name="P46">Description – описує обліковий запис або користувача.</text:p>
            </text:list-item>
            <text:list-item>
              <text:p text:style-name="P46">Password і Confirm Password — містить пароль, максимальна довжина якого 14 символів.</text:p>
            </text:list-item>
          </text:list>
        </text:list-item>
        <text:list-item>
          <text:p text:style-name="P47">Клацніть OK</text:p>
        </text:list-item>
      </text:list>
      <text:p text:style-name="P52">Щоб видалити обліковий запис:</text:p>
      <text:list xml:id="list2150806270" text:style-name="L8">
        <text:list-item>
          <text:p text:style-name="P59"><text:span text:style-name="T35">К</text:span><text:span text:style-name="T34">лацніть ім’я користувача.</text:span></text:p>
        </text:list-item>
        <text:list-item>
          <text:p text:style-name="P48">Із меню User виберіть Delete.</text:p>
        </text:list-item>
      </text:list>
      <text:p text:style-name="P49"/>
      <text:p text:style-name="P22"><text:span text:style-name="T36">Щоб с</text:span><text:span text:style-name="T34">твор</text:span><text:span text:style-name="T36">и</text:span><text:span text:style-name="T34">т</text:span><text:span text:style-name="T36">и</text:span><text:span text:style-name="T34"> групу:</text:span></text:p>
      <text:list xml:id="list3133173372" text:style-name="L9">
        <text:list-item>
          <text:p text:style-name="P50">Двічі клацніть значок Administrative Tools. Відкриється група Administrative Tools.</text:p>
        </text:list-item>
        <text:list-item>
          <text:p text:style-name="P50">У групі Administrative Tools двічі клацніть значок User Manager for Domains. Відбудеться запуск програми User Manager for Domains.</text:p>
        </text:list-item>
        <text:list-item>
          <text:p text:style-name="P50">Із меню User виберіть New Local Group. Відкриється діалогове вікно New Local Group.</text:p>
        </text:list-item>
        <text:list-item>
          <text:p text:style-name="P50">Додайте в систему нову групу:</text:p>
          <text:list>
            <text:list-item>
              <text:p text:style-name="P51">Group Name – ідентифікує локальну групу (або користувача) в домені адміністрування або комп’ютері. Воно може вміщувати будь-які символи довільного регістра, окрім наступних: ; \, =, +, *, ?, &lt;, &gt;.</text:p>
            </text:list-item>
            <text:list-item>
              <text:p text:style-name="P51">Description – описує групу або користувачів цієї групи.</text:p>
            </text:list-item>
          </text:list>
        </text:list-item>
        <text:list-item>
          <text:p text:style-name="P50">Для виклику списку користувачів, котрих можна додати в групу, клацніть Add.</text:p>
        </text:list-item>
        <text:list-item>
          <text:p text:style-name="P60"><text:span text:style-name="T34">Клацнувши, оберіть ім’я одного </text:span><text:span text:style-name="T37">(або декілька, утримуючи ctrl)</text:span><text:span text:style-name="T34"> з користувачів, відображених у вікні Members. Тепер ім’я підсвічене. Клацніть Add.</text:span></text:p>
        </text:list-item>
      </text:list>
      <text:p text:style-name="P22"><text:span text:style-name="T38">Щоб в</text:span><text:span text:style-name="T34">идал</text:span><text:span text:style-name="T38">ити</text:span><text:span text:style-name="T34"> груп</text:span><text:span text:style-name="T38">у:</text:span></text:p>
      <text:list xml:id="list234545483453197" text:continue-numbering="true" text:style-name="L9">
        <text:list-item>
          <text:p text:style-name="P50">Клацніть ім’я групи.</text:p>
        </text:list-item>
        <text:list-item>
          <text:p text:style-name="P50">Із меню User виберіть Delete.</text:p>
        </text:list-item>
      </text:list>
      <text:p text:style-name="P25">Короткий опис можливостей управління продуктивністю мережі</text:p>
      <text:p text:style-name="P18"><text:span text:style-name="T16">Після інсталяції елементів TCP/IP ви можете використати утиліту Performance Monitor для контролю продуктивності мережі. Для цього необхідно виконати </text:span><text:span text:style-name="T19">наступні</text:span><text:span text:style-name="T16"> дії:</text:span></text:p>
      <text:list xml:id="list1143393737" text:style-name="L10">
        <text:list-item>
          <text:p text:style-name="P57">У Program Manager виберіть групу Administrative Tools і двічі клацніть на значок Performance Monitor. Меню “Вид” (View) містить наступні пункти:</text:p>
        </text:list-item>
      </text:list>
      <text:list xml:id="list340353974" text:style-name="L11">
        <text:list-item>
          <text:list>
            <text:list-item>
              <text:p text:style-name="P58">Chart – Зображує діаграму зміни показників.</text:p>
            </text:list-item>
            <text:list-item>
              <text:p text:style-name="P58">Alert – Посилання повідомлення.</text:p>
            </text:list-item>
            <text:list-item>
              <text:p text:style-name="P58">Log – Збирання даних і запис їх до файлу.</text:p>
            </text:list-item>
            <text:list-item>
              <text:p text:style-name="P58">Report – Вивід для друку.</text:p>
            </text:list-item>
          </text:list>
        </text:list-item>
      </text:list>
      <text:list xml:id="list234545261904703" text:continue-list="list1143393737" text:style-name="L10">
        <text:list-header>
          <text:p text:style-name="P57">Попередньо обумовлено, що збереження даних про показники виконується у формі діаграм.</text:p>
        </text:list-header>
        <text:list-item>
          <text:p text:style-name="P57">Із меню Edit виберіть команду Add To Chart.</text:p>
        </text:list-item>
        <text:list-item>
          <text:p text:style-name="P57">В діалоговому вікні Add To Chart із списку комп’ютерів (Computer) виберіть той, продуктивність якого потребує нагляду.</text:p>
        </text:list-item>
        <text:list-item>
          <text:p text:style-name="P57">Із списку об’єктів (Object) виберіть необхідний процес.</text:p>
        </text:list-item>
        <text:list-item>
          <text:p text:style-name="P57">Із списку лічильників (Counter) виберіть такі, за показаннями яких необхідно встановити нагляд для кожного з процесів, а потім натисніть кнопку Add.</text:p>
        </text:list-item>
        <text:list-item>
          <text:p text:style-name="P57">Закінчивши установлення лічильників, натисніть кнопку Done.</text:p>
        </text:list-item>
        <text:list-item>
          <text:p text:style-name="P61"><text:span text:style-name="T39">Для кожного процесу можна також сформувати вид графіка, обравши відповідний колір (Color), масштаб (Scale), ширину (Width) і тип лінії (Style).</text:span></text:p>
          <text:p text:style-name="P62"><text:span text:style-name="T43">Висновки</text:span></text:p>
        </text:list-item>
      </text:list>
      <text:p text:style-name="P56"><text:span text:style-name="T16">В цій лабораторній роботі були розглянуті основні аспекти адміністрування комп'ютерних мереж: обов’язки та можливості адміністратора мережі (а саме в мережевій операційній системі Windows NT Server), </text:span><text:span text:style-name="T27">поширення файлів та каталогів між комп'ютерами, контроль облікових записів користувачів та груп користувачів. Були розглянуті способи та можливості моніторингу та управління продуктивністю мережі.</text:span></text:p>
      <text:p text:style-name="P67"/>
      <text:p text:style-name="P68">Контрольні питання</text:p>
      <text:list xml:id="list3254097982" text:style-name="L12">
        <text:list-item>
          <text:p text:style-name="P64">5 категорій управління локальною мережею, що визначені ISO.</text:p>
          <text:list>
            <text:list-item>
              <text:p text:style-name="P37"><text:span text:style-name="T21">У</text:span><text:span text:style-name="T17">правління захистом - створення і підтримка облікових записів користувачів, управління доступом користувачів до ресурсів.</text:span></text:p>
            </text:list-item>
            <text:list-item>
              <text:p text:style-name="P36"><text:span text:style-name="T21">У</text:span><text:span text:style-name="T17">правління ресурсами - установка і підтримка мережевих ресурсів.</text:span></text:p>
            </text:list-item>
            <text:list-item>
              <text:p text:style-name="P36"><text:span text:style-name="T21">У</text:span><text:span text:style-name="T17">правління конфігурацією - планування конфігурації мережі, її розширення, а також ведення необхідної документації.</text:span></text:p>
            </text:list-item>
            <text:list-item>
              <text:p text:style-name="P36"><text:span text:style-name="T21">У</text:span><text:span text:style-name="T17">правління продуктивністю - моніторинг і контроль за мережевими операціями для підтримки і поліпшення продуктивності мережі,</text:span></text:p>
            </text:list-item>
            <text:list-item>
              <text:p text:style-name="P36"><text:span text:style-name="T21">П</text:span><text:span text:style-name="T17">ідтримка </text:span><text:span text:style-name="T20">з</text:span><text:span text:style-name="T17">боїв - попередження, виявлення і вирішення проблем мережі. </text:span></text:p>
            </text:list-item>
          </text:list>
        </text:list-item>
        <text:list-item>
          <text:p text:style-name="P63"><text:span text:style-name="T15">4 типи продуктів для управління ЛОМ, </text:span><text:span text:style-name="T29">які</text:span><text:span text:style-name="T15"> працюю</text:span><text:span text:style-name="T29">ть </text:span><text:span text:style-name="T15">з п’ятьма категоріями ISO (КВП, мережеві монітори, мережеві аналізатори, інтегровані системи управління мережами).</text:span></text:p>
        </text:list-item>
      </text:list>
      <text:list xml:id="list3225145849" text:style-name="L13">
        <text:list-item>
          <text:list>
            <text:list-item>
              <text:p text:style-name="P69"><text:span text:style-name="T12">КВП - </text:span><text:span text:style-name="T15">Контрольно-вимірювальні прилади:</text:span><text:span text:style-name="T12"> </text:span><text:span text:style-name="T13">рефлектометри, осцилографи, детектори розривів, вимірювачі потужності, т</text:span><text:span text:style-name="T14">ощо</text:span><text:span text:style-name="T13">.</text:span></text:p>
            </text:list-item>
            <text:list-item>
              <text:p text:style-name="P34"><text:span text:style-name="T15">Мережеві монітори – підключають</text:span><text:span text:style-name="T30">ся</text:span><text:span text:style-name="T15"> до ЛОМ для контролю трафіка, </text:span><text:span text:style-name="T30">вони с</text:span><text:span text:style-name="T15">творю</text:span><text:span text:style-name="T30">ють</text:span><text:span text:style-name="T15"> статистичні повідомлення про використання мережі, типи пакетів, число переданих і прийнятих пакетів.</text:span></text:p>
            </text:list-item>
            <text:list-item>
              <text:p text:style-name="P34"><text:span text:style-name="T15">Мережевий аналізатори – комп’ютер, </text:span><text:span text:style-name="T31">який аналізує використання мережі.</text:span></text:p>
            </text:list-item>
            <text:list-item>
              <text:p text:style-name="P34"><text:span text:style-name="T15">Інтегровані системи управління мережами — </text:span><text:span text:style-name="T32">Централізована система контролю мережі, яка включає усі 5 категорій управління, визначені ISO.</text:span></text:p>
            </text:list-item>
          </text:list>
        </text:list-item>
      </text:list>
      <text:list xml:id="list234545815811797" text:continue-list="list3254097982" text:style-name="L12">
        <text:list-item>
          <text:p text:style-name="P64">Основні функції адміністратора.</text:p>
        </text:list-item>
      </text:list>
      <text:list xml:id="list2581644842" text:style-name="L14">
        <text:list-item>
          <text:list>
            <text:list-item>
              <text:p text:style-name="P39">створення облікових записів користувачів і управління ними</text:p>
            </text:list-item>
            <text:list-item>
              <text:p text:style-name="P39">захист даних</text:p>
            </text:list-item>
            <text:list-item>
              <text:p text:style-name="P39">навчання і підтримка користувачів</text:p>
            </text:list-item>
            <text:list-item>
              <text:p text:style-name="P39">модернізація існуючого програмного забезпечення і установка нового</text:p>
            </text:list-item>
            <text:list-item>
              <text:p text:style-name="P39">архівування</text:p>
            </text:list-item>
            <text:list-item>
              <text:p text:style-name="P39">попередження втрати даних</text:p>
            </text:list-item>
            <text:list-item>
              <text:p text:style-name="P39">моніторинг і управління простором для збереження даних на сервері</text:p>
            </text:list-item>
            <text:list-item>
              <text:p text:style-name="P39">настройка мережі для досягнення максимальної продуктивності</text:p>
            </text:list-item>
            <text:list-item>
              <text:p text:style-name="P39">резервне копіювання даних</text:p>
            </text:list-item>
            <text:list-item>
              <text:p text:style-name="P39">захист мережі від вірусів</text:p>
            </text:list-item>
            <text:list-item>
              <text:p text:style-name="P39">рішення мережевих проблем</text:p>
            </text:list-item>
            <text:list-item>
              <text:p text:style-name="P39">модернізація і заміна компонентів мережі</text:p>
            </text:list-item>
            <text:list-item>
              <text:p text:style-name="P39">додавання в мережу нових комп'ютерів</text:p>
            </text:list-item>
          </text:list>
        </text:list-item>
      </text:list>
      <text:list xml:id="list234546882769749" text:continue-list="list234545815811797" text:style-name="L12">
        <text:list-item>
          <text:p text:style-name="P64">RAID.</text:p>
          <text:p text:style-name="P53"><text:span text:style-name="T18">R</text:span><text:span text:style-name="T28">AID </text:span><text:span text:style-name="T23">(Redundant array of inexpensive disks) — надмірн</text:span><text:span text:style-name="T25">ий </text:span><text:span text:style-name="T23">масив недорогих дисків, </text:span><text:span text:style-name="T25">ця технологія об’єднує декілька фізичних дискових пристроїв в один або декілька логічних, які мають більшу швидкість, попереджають втрату даних, або все разом.</text:span></text:p>
        </text:list-item>
        <text:list-item>
          <text:p text:style-name="P64">До якої категорії управління ЛОМ ISO відносяться відповідно Lab_adm1, Lab_adm2, Lab_adm3, Lab_adm4?</text:p>
        </text:list-item>
      </text:list>
      <text:list xml:id="list2115806811" text:style-name="L15">
        <text:list-item>
          <text:list>
            <text:list-item>
              <text:p text:style-name="P40"><text:span text:style-name="T16">Lab_adm1 – управління захистом</text:span></text:p>
            </text:list-item>
            <text:list-item>
              <text:p text:style-name="P40"><text:span text:style-name="T16">Lab_adm2 – управління захистом</text:span></text:p>
            </text:list-item>
            <text:list-item>
              <text:p text:style-name="P40"><text:span text:style-name="T16">Lab_adm3 – управління захистом</text:span></text:p>
            </text:list-item>
            <text:list-item>
              <text:p text:style-name="P35"><text:span text:style-name="T28">Lab_adm4 – управління продуктивністю</text:span></text:p>
            </text:list-item>
          </text:list>
        </text:list-item>
      </text:list>
      <text:list xml:id="list234546059429818" text:continue-list="list234546882769749" text:style-name="L12">
        <text:list-item>
          <text:p text:style-name="P64">До якого рівня RAID відноситься Disk duplexing (дублювання)?</text:p>
          <text:p text:style-name="P54"><text:span text:style-name="T17">R</text:span><text:span text:style-name="T16">AID 1</text:span></text:p>
        </text:list-item>
      </text:list>
      <text:p text:style-name="P66"/>
      <text:list xml:id="list234545195977048" text:continue-numbering="true" text:style-name="L12">
        <text:list-item>
          <text:p text:style-name="P65">Чим відрізняються Disk mirroring (дзеркальне відображення дисків) і Disk duplexing (дублювання)?</text:p>
          <text:p text:style-name="P38"><text:span text:style-name="T16">Дублювання </text:span><text:span text:style-name="T26">використовує окремий контролер для кожного диску, тим самим захищає не тільки від збою носіїв, а й контролерів. Віддзеркалення використовує тільки один контролер тому захищає тільки від збоїв носія.</text:span></text:p>
        </text:list-item>
        <text:list-item>
          <text:p text:style-name="P64">Які рівні RAID підтримує Windows NT Server?</text:p>
          <text:p text:style-name="P55"><text:span text:style-name="T17">0, </text:span><text:span text:style-name="T16">1, 5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12T23:45:44.962444864</dc:date>
    <meta:editing-duration>PT23H50M18S</meta:editing-duration>
    <meta:editing-cycles>1955</meta:editing-cycles>
    <meta:generator>LibreOffice/7.2.6.2$Linux_X86_64 LibreOffice_project/20$Build-2</meta:generator>
    <meta:document-statistic meta:table-count="0" meta:image-count="0" meta:object-count="1" meta:page-count="6" meta:paragraph-count="121" meta:word-count="1054" meta:character-count="7670" meta:non-whitespace-character-count="6789"/>
  </office:meta>
</office:document-meta>
</file>